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2.637cm" style:rel-column-width="10802*"/>
    </style:style>
    <style:style style:name="Tabella1.B" style:family="table-column">
      <style:table-column-properties style:column-width="2.672cm" style:rel-column-width="10946*"/>
    </style:style>
    <style:style style:name="Tabella1.F" style:family="table-column">
      <style:table-column-properties style:column-width="2.674cm" style:rel-column-width="10949*"/>
    </style:style>
    <style:style style:name="Tabella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1.B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1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1.A3" style:family="table-cell">
      <style:table-cell-properties fo:padding="0.097cm" fo:border-left="0.25pt solid #000000" fo:border-right="none" fo:border-top="none" fo:border-bottom="0.25pt solid #000000"/>
    </style:style>
    <style:style style:name="Tabella1.B3" style:family="table-cell">
      <style:table-cell-properties fo:padding="0.097cm" fo:border-left="0.25pt solid #000000" fo:border-right="none" fo:border-top="none" fo:border-bottom="0.25pt solid #000000"/>
    </style:style>
    <style:style style:name="Tabella1.C3" style:family="table-cell">
      <style:table-cell-properties fo:padding="0.097cm" fo:border-left="0.25pt solid #000000" fo:border-right="none" fo:border-top="none" fo:border-bottom="0.25pt solid #000000"/>
    </style:style>
    <style:style style:name="Tabella1.F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.A4" style:family="table-cell">
      <style:table-cell-properties fo:padding="0.097cm" fo:border-left="0.25pt solid #000000" fo:border-right="none" fo:border-top="none" fo:border-bottom="0.25pt solid #000000"/>
    </style:style>
    <style:style style:name="Tabella1.B4" style:family="table-cell">
      <style:table-cell-properties fo:padding="0.097cm" fo:border-left="0.25pt solid #000000" fo:border-right="none" fo:border-top="none" fo:border-bottom="0.25pt solid #000000"/>
    </style:style>
    <style:style style:name="Tabella1.F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5" style:family="table">
      <style:table-properties style:width="16.002cm" fo:margin-top="0cm" fo:margin-bottom="0cm" table:align="margins" fo:keep-with-next="always" style:may-break-between-rows="false"/>
    </style:style>
    <style:style style:name="Tabella5.A" style:family="table-column">
      <style:table-column-properties style:column-width="2.508cm" style:rel-column-width="10272*"/>
    </style:style>
    <style:style style:name="Tabella5.B" style:family="table-column">
      <style:table-column-properties style:column-width="2.699cm" style:rel-column-width="11052*"/>
    </style:style>
    <style:style style:name="Tabella5.F" style:family="table-column">
      <style:table-column-properties style:column-width="2.699cm" style:rel-column-width="11055*"/>
    </style:style>
    <style:style style:name="Tabella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5.B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5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D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7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6" style:family="table">
      <style:table-properties style:width="16.002cm" fo:margin-top="0cm" fo:margin-bottom="0cm" table:align="margins" fo:keep-with-next="always" style:may-break-between-rows="false"/>
    </style:style>
    <style:style style:name="Tabella6.A" style:family="table-column">
      <style:table-column-properties style:column-width="2.623cm" style:rel-column-width="10745*"/>
    </style:style>
    <style:style style:name="Tabella6.B" style:family="table-column">
      <style:table-column-properties style:column-width="2.674cm" style:rel-column-width="10955*"/>
    </style:style>
    <style:style style:name="Tabella6.F" style:family="table-column">
      <style:table-column-properties style:column-width="2.679cm" style:rel-column-width="10970*"/>
    </style:style>
    <style:style style:name="Tabella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6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6.B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6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6.A3" style:family="table-cell">
      <style:table-cell-properties fo:padding="0.097cm" fo:border-left="0.25pt solid #000000" fo:border-right="none" fo:border-top="none" fo:border-bottom="0.25pt solid #000000"/>
    </style:style>
    <style:style style:name="Tabella6.B3" style:family="table-cell">
      <style:table-cell-properties fo:padding="0.097cm" fo:border-left="0.25pt solid #000000" fo:border-right="none" fo:border-top="none" fo:border-bottom="0.25pt solid #000000"/>
    </style:style>
    <style:style style:name="Tabella6.C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4" style:family="table-cell">
      <style:table-cell-properties fo:padding="0.097cm" fo:border-left="0.25pt solid #000000" fo:border-right="none" fo:border-top="none" fo:border-bottom="0.25pt solid #000000"/>
    </style:style>
    <style:style style:name="Tabella6.B4" style:family="table-cell">
      <style:table-cell-properties fo:padding="0.097cm" fo:border-left="0.25pt solid #000000" fo:border-right="none" fo:border-top="none" fo:border-bottom="0.25pt solid #000000"/>
    </style:style>
    <style:style style:name="Tabella6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5" style:family="table-cell">
      <style:table-cell-properties fo:padding="0.097cm" fo:border-left="0.25pt solid #000000" fo:border-right="none" fo:border-top="none" fo:border-bottom="0.25pt solid #000000"/>
    </style:style>
    <style:style style:name="Tabella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6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" style:family="table">
      <style:table-properties style:width="16.002cm" fo:margin-top="0cm" fo:margin-bottom="0cm" table:align="margins" fo:keep-with-next="always" style:may-break-between-rows="false"/>
    </style:style>
    <style:style style:name="Tabella4.A" style:family="table-column">
      <style:table-column-properties style:column-width="4.001cm" style:rel-column-width="16383*"/>
    </style:style>
    <style:style style:name="Tabella4.D" style:family="table-column">
      <style:table-column-properties style:column-width="4.001cm" style:rel-column-width="16386*"/>
    </style:style>
    <style:style style:name="Tabella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4.D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4.A2" style:family="table-cell">
      <style:table-cell-properties fo:padding="0.097cm" fo:border-left="0.25pt solid #000000" fo:border-right="none" fo:border-top="none" fo:border-bottom="0.25pt solid #000000"/>
    </style:style>
    <style:style style:name="Tabella4.B2" style:family="table-cell">
      <style:table-cell-properties fo:padding="0.097cm" fo:border-left="0.25pt solid #000000" fo:border-right="none" fo:border-top="none" fo:border-bottom="0.25pt solid #000000"/>
    </style:style>
    <style:style style:name="Tabella4.C2" style:family="table-cell">
      <style:table-cell-properties fo:padding="0.097cm" fo:border-left="0.25pt solid #000000" fo:border-right="none" fo:border-top="none" fo:border-bottom="0.25pt solid #000000"/>
    </style:style>
    <style:style style:name="Tabella4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3" style:family="table-cell">
      <style:table-cell-properties fo:padding="0.097cm" fo:border-left="0.25pt solid #000000" fo:border-right="none" fo:border-top="none" fo:border-bottom="0.25pt solid #000000"/>
    </style:style>
    <style:style style:name="Tabella4.B3" style:family="table-cell">
      <style:table-cell-properties fo:padding="0.097cm" fo:border-left="0.25pt solid #000000" fo:border-right="none" fo:border-top="none" fo:border-bottom="0.25pt solid #000000"/>
    </style:style>
    <style:style style:name="Tabella4.C3" style:family="table-cell">
      <style:table-cell-properties fo:padding="0.097cm" fo:border-left="0.25pt solid #000000" fo:border-right="none" fo:border-top="none" fo:border-bottom="0.25pt solid #000000"/>
    </style:style>
    <style:style style:name="Tabella4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4" style:family="table-cell">
      <style:table-cell-properties fo:padding="0.097cm" fo:border-left="0.25pt solid #000000" fo:border-right="none" fo:border-top="none" fo:border-bottom="0.25pt solid #000000"/>
    </style:style>
    <style:style style:name="Tabella4.B4" style:family="table-cell">
      <style:table-cell-properties fo:padding="0.097cm" fo:border-left="0.25pt solid #000000" fo:border-right="none" fo:border-top="none" fo:border-bottom="0.25pt solid #000000"/>
    </style:style>
    <style:style style:name="Tabella4.C4" style:family="table-cell">
      <style:table-cell-properties fo:padding="0.097cm" fo:border-left="0.25pt solid #000000" fo:border-right="none" fo:border-top="none" fo:border-bottom="0.25pt solid #000000"/>
    </style:style>
    <style:style style:name="Tabella4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8.001cm" style:rel-column-width="32767*"/>
    </style:style>
    <style:style style:name="Table1.B" style:family="table-column">
      <style:table-column-properties style:column-width="8.001cm" style:rel-column-width="32768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2" style:family="table-row">
      <style:table-row-properties style:min-row-height="0.4cm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" style:family="table">
      <style:table-properties style:width="16.002cm" fo:margin-top="0cm" fo:margin-bottom="0cm" table:align="margins" fo:keep-with-next="always" style:may-break-between-rows="false"/>
    </style:style>
    <style:style style:name="Tabella3.A" style:family="table-column">
      <style:table-column-properties style:column-width="2.646cm" style:rel-column-width="10835*"/>
    </style:style>
    <style:style style:name="Tabella3.B" style:family="table-column">
      <style:table-column-properties style:column-width="2.671cm" style:rel-column-width="10936*"/>
    </style:style>
    <style:style style:name="Tabella3.F" style:family="table-column">
      <style:table-column-properties style:column-width="2.676cm" style:rel-column-width="10956*"/>
    </style:style>
    <style:style style:name="Tabella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3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3.B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3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3.A3" style:family="table-cell">
      <style:table-cell-properties fo:padding="0.097cm" fo:border-left="0.25pt solid #000000" fo:border-right="none" fo:border-top="none" fo:border-bottom="0.25pt solid #000000"/>
    </style:style>
    <style:style style:name="Tabella3.B3" style:family="table-cell">
      <style:table-cell-properties fo:padding="0.097cm" fo:border-left="0.25pt solid #000000" fo:border-right="none" fo:border-top="none" fo:border-bottom="0.25pt solid #000000"/>
    </style:style>
    <style:style style:name="Tabella3.C3" style:family="table-cell">
      <style:table-cell-properties fo:padding="0.097cm" fo:border-left="0.25pt solid #000000" fo:border-right="none" fo:border-top="none" fo:border-bottom="0.25pt solid #000000"/>
    </style:style>
    <style:style style:name="Tabella3.E3" style:family="table-cell">
      <style:table-cell-properties fo:padding="0.097cm" fo:border-left="0.25pt solid #000000" fo:border-right="none" fo:border-top="none" fo:border-bottom="0.25pt solid #000000"/>
    </style:style>
    <style:style style:name="Tabella3.F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4" style:family="table-row">
      <style:table-row-properties style:min-row-height="0.497cm"/>
    </style:style>
    <style:style style:name="Tabella3.A4" style:family="table-cell">
      <style:table-cell-properties fo:padding="0.097cm" fo:border-left="0.25pt solid #000000" fo:border-right="none" fo:border-top="none" fo:border-bottom="0.25pt solid #000000"/>
    </style:style>
    <style:style style:name="Tabella3.B4" style:family="table-cell">
      <style:table-cell-properties fo:padding="0.097cm" fo:border-left="0.25pt solid #000000" fo:border-right="none" fo:border-top="none" fo:border-bottom="0.25pt solid #000000"/>
    </style:style>
    <style:style style:name="Tabella3.D4" style:family="table-cell">
      <style:table-cell-properties fo:padding="0.097cm" fo:border-left="0.25pt solid #000000" fo:border-right="none" fo:border-top="none" fo:border-bottom="0.25pt solid #000000"/>
    </style:style>
    <style:style style:name="Tabella3.E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A5" style:family="table-cell">
      <style:table-cell-properties fo:padding="0.097cm" fo:border-left="0.25pt solid #000000" fo:border-right="none" fo:border-top="none" fo:border-bottom="0.25pt solid #000000"/>
    </style:style>
    <style:style style:name="Tabella3.B5" style:family="table-cell">
      <style:table-cell-properties fo:padding="0.097cm" fo:border-left="0.25pt solid #000000" fo:border-right="none" fo:border-top="none" fo:border-bottom="0.25pt solid #000000"/>
    </style:style>
    <style:style style:name="Tabella3.D5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A6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aption">
      <style:text-properties officeooo:paragraph-rsid="007521b1"/>
    </style:style>
    <style:style style:name="P5" style:family="paragraph" style:parent-style-name="Caption">
      <style:text-properties officeooo:paragraph-rsid="0086fe3b"/>
    </style:style>
    <style:style style:name="P6" style:family="paragraph" style:parent-style-name="Contenuto_20_tabella_20_centrato">
      <style:text-properties style:use-window-font-color="true" loext:opacity="0%" style:font-name="Liberation Sans1" fo:font-size="9pt" officeooo:rsid="058d20e3" officeooo:paragraph-rsid="007521b1" style:font-size-asian="10.5pt"/>
    </style:style>
    <style:style style:name="P7" style:family="paragraph" style:parent-style-name="Contenuto_20_tabella_20_centrato">
      <style:text-properties officeooo:rsid="011a9f62" officeooo:paragraph-rsid="007521b1"/>
    </style:style>
    <style:style style:name="P8" style:family="paragraph" style:parent-style-name="Contenuto_20_tabella_20_centrato">
      <style:text-properties officeooo:rsid="011a9f62" officeooo:paragraph-rsid="0086fe3b"/>
    </style:style>
    <style:style style:name="P9" style:family="paragraph" style:parent-style-name="Contenuto_20_tabella_20_centrato">
      <style:text-properties officeooo:paragraph-rsid="007521b1"/>
    </style:style>
    <style:style style:name="P10" style:family="paragraph" style:parent-style-name="Table">
      <style:text-properties officeooo:paragraph-rsid="007521b1"/>
    </style:style>
    <style:style style:name="P11" style:family="paragraph" style:parent-style-name="Table_20_Contents">
      <style:text-properties officeooo:rsid="011a9f62" officeooo:paragraph-rsid="007521b1"/>
    </style:style>
    <style:style style:name="P12" style:family="paragraph" style:parent-style-name="Table_20_Contents">
      <style:text-properties officeooo:rsid="011a9f62" officeooo:paragraph-rsid="0086fe3b"/>
    </style:style>
    <style:style style:name="P13" style:family="paragraph" style:parent-style-name="Table_20_Contents">
      <style:text-properties officeooo:rsid="00cfa886" officeooo:paragraph-rsid="007521b1"/>
    </style:style>
    <style:style style:name="P14" style:family="paragraph" style:parent-style-name="Table_20_Contents">
      <style:text-properties officeooo:paragraph-rsid="007521b1"/>
    </style:style>
    <style:style style:name="P15" style:family="paragraph" style:parent-style-name="Table_20_Heading">
      <style:text-properties officeooo:rsid="0115d4e0" officeooo:paragraph-rsid="007521b1"/>
    </style:style>
    <style:style style:name="P16" style:family="paragraph" style:parent-style-name="Table_20_Heading">
      <style:text-properties officeooo:rsid="0117d848" officeooo:paragraph-rsid="007521b1"/>
    </style:style>
    <style:style style:name="P17" style:family="paragraph" style:parent-style-name="Table_20_Heading">
      <style:text-properties officeooo:rsid="011d0ac7" officeooo:paragraph-rsid="007521b1"/>
    </style:style>
    <style:style style:name="P18" style:family="paragraph" style:parent-style-name="Table_20_Heading">
      <style:text-properties officeooo:paragraph-rsid="007521b1"/>
    </style:style>
    <style:style style:name="P19" style:family="paragraph" style:parent-style-name="Table_20_Heading">
      <style:text-properties officeooo:paragraph-rsid="0086fe3b"/>
    </style:style>
    <style:style style:name="P20" style:family="paragraph" style:parent-style-name="Table_20_Heading">
      <style:text-properties style:use-window-font-color="true" loext:opacity="0%" style:font-name="Liberation Sans1" fo:font-size="9pt" fo:font-weight="bold" officeooo:rsid="008afa75" officeooo:paragraph-rsid="007521b1" style:font-size-asian="10.5pt" style:font-weight-asian="bold" style:font-weight-complex="bold"/>
    </style:style>
    <style:style style:name="P21" style:family="paragraph" style:parent-style-name="Table_20_Heading">
      <style:text-properties style:use-window-font-color="true" loext:opacity="0%" style:font-name="Liberation Sans1" fo:font-size="9pt" fo:font-weight="bold" officeooo:rsid="00a18f76" officeooo:paragraph-rsid="00a18f76" style:font-size-asian="10.5pt" style:font-weight-asian="bold" style:font-weight-complex="bold"/>
    </style:style>
    <style:style style:name="P22" style:family="paragraph" style:parent-style-name="Contents_20_4">
      <style:paragraph-properties>
        <style:tab-stops/>
      </style:paragraph-properties>
    </style:style>
    <style:style style:name="P23" style:family="paragraph" style:parent-style-name="Contenuto_20_tabella_20_lungo">
      <style:text-properties officeooo:paragraph-rsid="009ebb21"/>
    </style:style>
    <style:style style:name="P24" style:family="paragraph" style:parent-style-name="Contents_20_2">
      <style:paragraph-properties>
        <style:tab-stops/>
      </style:paragraph-properties>
    </style:style>
    <style:style style:name="P25" style:family="paragraph" style:parent-style-name="Contents_20_3">
      <style:paragraph-properties>
        <style:tab-stops/>
      </style:paragraph-properties>
    </style:style>
    <style:style style:name="P26" style:family="paragraph" style:parent-style-name="Contents_20_4">
      <style:paragraph-properties>
        <style:tab-stops/>
      </style:paragraph-properties>
    </style:style>
    <style:style style:name="P27" style:family="paragraph" style:parent-style-name="EG_20_Nota">
      <style:text-properties officeooo:paragraph-rsid="007521b1"/>
    </style:style>
    <style:style style:name="P28" style:family="paragraph" style:parent-style-name="Heading_20_2" style:master-page-name="EG_20_Capitoli_20_prima">
      <style:paragraph-properties style:page-number="auto"/>
      <style:text-properties fo:color="#21409a" loext:opacity="100%" style:font-name="Liberation Sans" fo:font-size="16pt" fo:font-weight="bold" officeooo:rsid="0073c258" officeooo:paragraph-rsid="0073c258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Heading_20_3">
      <style:text-properties officeooo:paragraph-rsid="00bc9885"/>
    </style:style>
    <style:style style:name="P30" style:family="paragraph" style:parent-style-name="Heading_20_3">
      <style:text-properties officeooo:rsid="006f3381" officeooo:paragraph-rsid="00bc9885"/>
    </style:style>
    <style:style style:name="P31" style:family="paragraph" style:parent-style-name="Heading_20_3" style:master-page-name="EG_20_Capitoli">
      <style:paragraph-properties style:page-number="2" fo:break-before="page"/>
      <style:text-properties fo:color="#21409a" loext:opacity="100%" style:font-name="Liberation Sans" fo:font-size="11pt" fo:font-weight="bold" officeooo:rsid="0072f131" officeooo:paragraph-rsid="00bc988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2" style:family="paragraph" style:parent-style-name="Heading_20_4">
      <style:text-properties officeooo:paragraph-rsid="00bc9885"/>
    </style:style>
    <style:style style:name="P33" style:family="paragraph" style:parent-style-name="Heading_20_4">
      <style:text-properties fo:color="#21409a" loext:opacity="100%" style:font-name="Liberation Sans" fo:font-size="11pt" fo:font-style="normal" fo:font-weight="bold" officeooo:rsid="0117964a" officeooo:paragraph-rsid="00bc9885" style:font-name-asian="Source Han Sans CN Regular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34" style:family="paragraph" style:parent-style-name="Text_20_body" style:list-style-name="EG_20_All_20_commi">
      <style:text-properties officeooo:paragraph-rsid="007521b1"/>
    </style:style>
    <style:style style:name="P35" style:family="paragraph" style:parent-style-name="Text_20_body" style:list-style-name="EG_20_All_20_commi">
      <style:text-properties officeooo:paragraph-rsid="00b4f677"/>
    </style:style>
    <style:style style:name="P36" style:family="paragraph" style:parent-style-name="Text_20_body" style:list-style-name="EG_20_All_20_commi">
      <style:text-properties officeooo:paragraph-rsid="009ebb21"/>
    </style:style>
    <style:style style:name="P37" style:family="paragraph" style:parent-style-name="Text_20_body" style:list-style-name="EG_20_All_20_commi">
      <style:text-properties officeooo:paragraph-rsid="009fe87d"/>
    </style:style>
    <style:style style:name="P38" style:family="paragraph" style:parent-style-name="Text_20_body" style:list-style-name="EG_20_All_20_commi">
      <style:text-properties officeooo:paragraph-rsid="0084d424"/>
    </style:style>
    <style:style style:name="P39" style:family="paragraph" style:parent-style-name="Text_20_body">
      <style:text-properties officeooo:paragraph-rsid="007521b1"/>
    </style:style>
    <style:style style:name="P40" style:family="paragraph" style:parent-style-name="Text_20_body">
      <style:text-properties officeooo:paragraph-rsid="009362da"/>
    </style:style>
    <style:style style:name="P41" style:family="paragraph" style:parent-style-name="Text_20_body" style:list-style-name="EG_20_All_20_commi">
      <style:text-properties officeooo:rsid="008dd1c0" officeooo:paragraph-rsid="00ae2332"/>
    </style:style>
    <style:style style:name="T1" style:family="text">
      <style:text-properties fo:color="#21409a" loext:opacity="100%" fo:font-size="11pt" fo:font-style="italic" officeooo:rsid="00998a16" style:font-size-asian="10.5pt"/>
    </style:style>
    <style:style style:name="T2" style:family="text">
      <style:text-properties fo:color="#21409a" loext:opacity="100%" fo:font-size="11pt" fo:font-style="italic" officeooo:rsid="005cff6f" style:font-size-asian="10.5pt"/>
    </style:style>
    <style:style style:name="T3" style:family="text">
      <style:text-properties style:font-name="Liberation Serif1" officeooo:rsid="00785909" style:font-name-asian="Liberation Serif1" style:font-name-complex="Liberation Serif1"/>
    </style:style>
    <style:style style:name="T4" style:family="text">
      <style:text-properties style:use-window-font-color="true" loext:opacity="0%" fo:font-size="11pt" officeooo:rsid="0114db2c" style:font-size-asian="10.5pt"/>
    </style:style>
    <style:style style:name="T5" style:family="text">
      <style:text-properties style:use-window-font-color="true" loext:opacity="0%" fo:font-size="11pt" officeooo:rsid="00c6adfb" style:font-size-asian="10.5pt"/>
    </style:style>
    <style:style style:name="T6" style:family="text">
      <style:text-properties style:use-window-font-color="true" loext:opacity="0%" fo:font-size="11pt" officeooo:rsid="0115d4e0" style:font-size-asian="10.5pt"/>
    </style:style>
    <style:style style:name="T7" style:family="text">
      <style:text-properties style:use-window-font-color="true" loext:opacity="0%" fo:font-size="11pt" officeooo:rsid="007074ab" style:font-size-asian="10.5pt"/>
    </style:style>
    <style:style style:name="T8" style:family="text">
      <style:text-properties style:use-window-font-color="true" loext:opacity="0%" fo:font-size="11pt" officeooo:rsid="0117964a" style:font-size-asian="10.5pt"/>
    </style:style>
    <style:style style:name="T9" style:family="text">
      <style:text-properties style:use-window-font-color="true" loext:opacity="0%" fo:font-size="11pt" officeooo:rsid="00fe3a52" style:font-size-asian="10.5pt"/>
    </style:style>
    <style:style style:name="T10" style:family="text">
      <style:text-properties style:use-window-font-color="true" loext:opacity="0%" fo:font-size="11pt" officeooo:rsid="00785909" style:font-size-asian="10.5pt"/>
    </style:style>
    <style:style style:name="T11" style:family="text">
      <style:text-properties style:use-window-font-color="true" loext:opacity="0%" fo:font-size="11pt" officeooo:rsid="007e47fe" style:font-size-asian="10.5pt"/>
    </style:style>
    <style:style style:name="T12" style:family="text">
      <style:text-properties style:use-window-font-color="true" loext:opacity="0%" fo:font-size="11pt" officeooo:rsid="011ddf12" style:font-size-asian="10.5pt"/>
    </style:style>
    <style:style style:name="T13" style:family="text">
      <style:text-properties style:use-window-font-color="true" loext:opacity="0%" fo:font-size="11pt" officeooo:rsid="00800f5c" style:font-size-asian="10.5pt"/>
    </style:style>
    <style:style style:name="T14" style:family="text">
      <style:text-properties style:use-window-font-color="true" loext:opacity="0%" fo:font-size="11pt" officeooo:rsid="009281b9" style:font-size-asian="10.5pt"/>
    </style:style>
    <style:style style:name="T15" style:family="text">
      <style:text-properties style:use-window-font-color="true" loext:opacity="0%" fo:font-size="11pt" officeooo:rsid="00955e03" style:font-size-asian="10.5pt"/>
    </style:style>
    <style:style style:name="T16" style:family="text">
      <style:text-properties style:use-window-font-color="true" loext:opacity="0%" fo:font-size="11pt" officeooo:rsid="0096fa5a" style:font-size-asian="10.5pt"/>
    </style:style>
    <style:style style:name="T17" style:family="text">
      <style:text-properties style:use-window-font-color="true" loext:opacity="0%" fo:font-size="11pt" officeooo:rsid="0099ff5a" style:font-size-asian="10.5pt"/>
    </style:style>
    <style:style style:name="T18" style:family="text">
      <style:text-properties style:use-window-font-color="true" loext:opacity="0%" fo:font-size="11pt" officeooo:rsid="00a18f76" style:font-size-asian="10.5pt"/>
    </style:style>
    <style:style style:name="T19" style:family="text">
      <style:text-properties style:use-window-font-color="true" loext:opacity="0%" fo:font-size="11pt" officeooo:rsid="00b1ca92" style:font-size-asian="10.5pt"/>
    </style:style>
    <style:style style:name="T20" style:family="text">
      <style:text-properties style:use-window-font-color="true" loext:opacity="0%" fo:font-size="11pt" officeooo:rsid="00ef6909" style:font-size-asian="10.5pt"/>
    </style:style>
    <style:style style:name="T21" style:family="text">
      <style:text-properties style:use-window-font-color="true" loext:opacity="0%" fo:font-size="11pt" fo:font-weight="bold" officeooo:rsid="007f4d7b" style:font-size-asian="10.5pt" style:font-weight-asian="bold" style:font-weight-complex="bold"/>
    </style:style>
    <style:style style:name="T22" style:family="text">
      <style:text-properties style:use-window-font-color="true" loext:opacity="0%" fo:font-size="11pt" fo:font-weight="bold" officeooo:rsid="0114db2c" style:font-size-asian="10.5pt" style:font-weight-asian="bold" style:font-weight-complex="bold"/>
    </style:style>
    <style:style style:name="T23" style:family="text">
      <style:text-properties style:use-window-font-color="true" loext:opacity="0%" fo:font-size="11pt" fo:font-weight="bold" officeooo:rsid="00b1ca92" style:font-size-asian="10.5pt" style:font-weight-asian="bold" style:font-weight-complex="bold"/>
    </style:style>
    <style:style style:name="T24" style:family="text">
      <style:text-properties style:use-window-font-color="true" loext:opacity="0%" fo:font-size="11pt" fo:font-style="italic" officeooo:rsid="008370ac" style:font-size-asian="10.5pt" style:font-style-asian="italic" style:font-style-complex="italic"/>
    </style:style>
    <style:style style:name="T25" style:family="text">
      <style:text-properties style:use-window-font-color="true" loext:opacity="0%" style:font-name="Liberation Sans1" fo:font-size="9pt" fo:font-weight="bold" style:font-size-asian="10.5pt" style:font-weight-asian="bold" style:font-weight-complex="bold"/>
    </style:style>
    <style:style style:name="T26" style:family="text">
      <style:text-properties style:use-window-font-color="true" loext:opacity="0%" style:font-name="Liberation Sans1" fo:font-size="9pt" fo:font-weight="bold" officeooo:rsid="0115d4e0" style:font-size-asian="10.5pt" style:font-weight-asian="bold" style:font-weight-complex="bold"/>
    </style:style>
    <style:style style:name="T27" style:family="text">
      <style:text-properties style:use-window-font-color="true" loext:opacity="0%" style:font-name="Liberation Sans1" fo:font-size="9pt" fo:font-weight="bold" officeooo:rsid="0117964a" style:font-size-asian="10.5pt" style:font-weight-asian="bold" style:font-weight-complex="bold"/>
    </style:style>
    <style:style style:name="T28" style:family="text">
      <style:text-properties style:use-window-font-color="true" loext:opacity="0%" style:font-name="Liberation Sans1" fo:font-size="9pt" fo:font-weight="bold" officeooo:rsid="008ba4fd" style:font-size-asian="10.5pt" style:font-weight-asian="bold" style:font-weight-complex="bold"/>
    </style:style>
    <style:style style:name="T29" style:family="text">
      <style:text-properties style:use-window-font-color="true" loext:opacity="0%" style:font-name="Liberation Sans1" fo:font-size="9pt" fo:font-weight="bold" officeooo:rsid="011a9f62" style:font-size-asian="10.5pt" style:font-weight-asian="bold" style:font-weight-complex="bold"/>
    </style:style>
    <style:style style:name="T30" style:family="text">
      <style:text-properties style:use-window-font-color="true" loext:opacity="0%" style:font-name="Liberation Sans1" fo:font-size="9pt" fo:font-weight="bold" officeooo:rsid="011d0ac7" style:font-size-asian="10.5pt" style:font-weight-asian="bold" style:font-weight-complex="bold"/>
    </style:style>
    <style:style style:name="T31" style:family="text">
      <style:text-properties style:use-window-font-color="true" loext:opacity="0%" style:font-name="Liberation Sans1" fo:font-size="9pt" fo:font-weight="bold" officeooo:rsid="00851d52" style:font-size-asian="10.5pt" style:font-weight-asian="bold" style:font-weight-complex="bold"/>
    </style:style>
    <style:style style:name="T32" style:family="text">
      <style:text-properties style:use-window-font-color="true" loext:opacity="0%" style:font-name="Liberation Sans1" fo:font-size="9pt" fo:font-weight="bold" officeooo:rsid="00862fb6" style:font-size-asian="10.5pt" style:font-weight-asian="bold" style:font-weight-complex="bold"/>
    </style:style>
    <style:style style:name="T33" style:family="text">
      <style:text-properties style:use-window-font-color="true" loext:opacity="0%" style:font-name="Liberation Sans1" fo:font-size="9pt" fo:font-weight="bold" officeooo:rsid="008afa75" style:font-size-asian="10.5pt" style:font-weight-asian="bold" style:font-weight-complex="bold"/>
    </style:style>
    <style:style style:name="T34" style:family="text">
      <style:text-properties style:use-window-font-color="true" loext:opacity="0%" style:font-name="Liberation Sans1" fo:font-size="9pt" officeooo:rsid="00cfa886" style:font-size-asian="10.5pt"/>
    </style:style>
    <style:style style:name="T35" style:family="text">
      <style:text-properties style:use-window-font-color="true" loext:opacity="0%" style:font-name="Liberation Sans1" fo:font-size="9pt" officeooo:rsid="011a9f62" style:font-size-asian="10.5pt"/>
    </style:style>
    <style:style style:name="T36" style:family="text">
      <style:text-properties style:use-window-font-color="true" loext:opacity="0%" style:font-name="Liberation Sans1" fo:font-size="9pt" officeooo:rsid="011a9f62"/>
    </style:style>
    <style:style style:name="T37" style:family="text">
      <style:text-properties officeooo:rsid="0115d4e0"/>
    </style:style>
    <style:style style:name="T38" style:family="text">
      <style:text-properties officeooo:rsid="0114db2c"/>
    </style:style>
    <style:style style:name="T39" style:family="text">
      <style:text-properties officeooo:rsid="00c525fb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3381" style:font-weight-asian="bold" style:font-weight-complex="bold"/>
    </style:style>
    <style:style style:name="T42" style:family="text">
      <style:text-properties fo:font-weight="bold" officeooo:rsid="007f4d7b" style:font-weight-asian="bold" style:font-weight-complex="bold"/>
    </style:style>
    <style:style style:name="T43" style:family="text">
      <style:text-properties officeooo:rsid="00c6adfb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7074ab"/>
    </style:style>
    <style:style style:name="T46" style:family="text">
      <style:text-properties officeooo:rsid="0084a154"/>
    </style:style>
    <style:style style:name="T47" style:family="text">
      <style:text-properties officeooo:rsid="00d9e4e1"/>
    </style:style>
    <style:style style:name="T48" style:family="text">
      <style:text-properties officeooo:rsid="0117964a"/>
    </style:style>
    <style:style style:name="T49" style:family="text">
      <style:text-properties officeooo:rsid="067bbb98" fo:background-color="transparent" loext:char-shading-value="0"/>
    </style:style>
    <style:style style:name="T50" style:family="text">
      <style:text-properties officeooo:rsid="007297f4"/>
    </style:style>
    <style:style style:name="T51" style:family="text">
      <style:text-properties officeooo:rsid="011a9f62"/>
    </style:style>
    <style:style style:name="T52" style:family="text">
      <style:text-properties officeooo:rsid="054e190d"/>
    </style:style>
    <style:style style:name="T53" style:family="text">
      <style:text-properties officeooo:rsid="05059ef4"/>
    </style:style>
    <style:style style:name="T54" style:family="text">
      <style:text-properties officeooo:rsid="05773262"/>
    </style:style>
    <style:style style:name="T55" style:family="text">
      <style:text-properties officeooo:rsid="057ae716"/>
    </style:style>
    <style:style style:name="T56" style:family="text">
      <style:text-properties officeooo:rsid="00cfa886"/>
    </style:style>
    <style:style style:name="T57" style:family="text">
      <style:text-properties officeooo:rsid="005cff6f"/>
    </style:style>
    <style:style style:name="T58" style:family="text">
      <style:text-properties officeooo:rsid="011ddf12"/>
    </style:style>
    <style:style style:name="T59" style:family="text">
      <style:text-properties officeooo:rsid="008370ac"/>
    </style:style>
    <style:style style:name="T60" style:family="text">
      <style:text-properties officeooo:rsid="008afa75"/>
    </style:style>
    <style:style style:name="T61" style:family="text">
      <style:text-properties officeooo:rsid="008da6de"/>
    </style:style>
    <style:style style:name="T62" style:family="text">
      <style:text-properties officeooo:rsid="0096fa5a"/>
    </style:style>
    <style:style style:name="T63" style:family="text">
      <style:text-properties officeooo:rsid="009fe87d"/>
    </style:style>
    <style:style style:name="T64" style:family="text">
      <style:text-properties fo:color="#000000" loext:opacity="100%" style:text-line-through-style="none" style:text-line-through-type="none" style:font-name="Liberation Serif" fo:font-size="11pt" fo:font-style="normal" officeooo:rsid="05773262" style:font-size-asian="11pt" style:font-style-asian="normal" style:font-style-complex="normal"/>
    </style:style>
    <style:style style:name="T65" style:family="text">
      <style:text-properties officeooo:rsid="00a18f76"/>
    </style:style>
    <style:style style:name="T66" style:family="text">
      <style:text-properties officeooo:rsid="00ae2332"/>
    </style:style>
    <style:style style:name="T67" style:family="text">
      <style:text-properties officeooo:rsid="00b1ca92"/>
    </style:style>
    <style:style style:name="T68" style:family="text">
      <style:text-properties officeooo:rsid="00bc988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8" text:outline-level="2"><text:bookmark-start text:name="__RefHeading___Toc2084_4274643445"/><text:reference-mark-start text:name="ch rtv uffici"/>Uffici<text:bookmark-end text:name="__RefHeading___Toc2084_4274643445"/><text:reference-mark-end text:name="ch rtv uffic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50449_1164764843" text:style-name="Index_20_Link" text:visited-style-name="Index_20_Link">Campo di applicazione</text:a></text:p>
          <text:p text:style-name="P3"><text:a xlink:type="simple" xlink:href="#__RefHeading___Toc50451_1164764843" text:style-name="Index_20_Link" text:visited-style-name="Index_20_Link">Classificazioni</text:a></text:p>
          <text:p text:style-name="P3"><text:a xlink:type="simple" xlink:href="#__RefHeading___Toc50453_1164764843" text:style-name="Index_20_Link" text:visited-style-name="Index_20_Link">Valutazione del rischio di incendio</text:a></text:p>
          <text:p text:style-name="P3"><text:a xlink:type="simple" xlink:href="#__RefHeading___Toc50455_1164764843" text:style-name="Index_20_Link" text:visited-style-name="Index_20_Link">Strategia antincendio</text:a></text:p>
          <text:p text:style-name="P22"><text:a xlink:type="simple" xlink:href="#__RefHeading___Toc50457_1164764843" text:style-name="Index_20_Link" text:visited-style-name="Index_20_Link">Reazione al fuoco</text:a></text:p>
          <text:p text:style-name="P22"><text:a xlink:type="simple" xlink:href="#__RefHeading___Toc50459_1164764843" text:style-name="Index_20_Link" text:visited-style-name="Index_20_Link">Resistenza al fuoco</text:a></text:p>
          <text:p text:style-name="P22"><text:a xlink:type="simple" xlink:href="#__RefHeading___Toc50461_1164764843" text:style-name="Index_20_Link" text:visited-style-name="Index_20_Link">Compartimentazione</text:a></text:p>
          <text:p text:style-name="P22"><text:a xlink:type="simple" xlink:href="#__RefHeading___Toc50463_1164764843" text:style-name="Index_20_Link" text:visited-style-name="Index_20_Link">Gestione della sicurezza antincendio</text:a></text:p>
          <text:p text:style-name="P22"><text:a xlink:type="simple" xlink:href="#__RefHeading___Toc50465_1164764843" text:style-name="Index_20_Link" text:visited-style-name="Index_20_Link">Controllo dell’incendio</text:a></text:p>
          <text:p text:style-name="P22"><text:a xlink:type="simple" xlink:href="#__RefHeading___Toc50467_1164764843" text:style-name="Index_20_Link" text:visited-style-name="Index_20_Link">Rivelazione ed allarme</text:a></text:p>
          <text:p text:style-name="P22"><text:a xlink:type="simple" xlink:href="#__RefHeading___Toc50469_1164764843" text:style-name="Index_20_Link" text:visited-style-name="Index_20_Link">Sicurezza degli impianti tecnologici e di servizio</text:a></text:p>
        </text:index-body>
      </text:table-of-content>
      <text:p text:style-name="Standard"/>
      <text:h text:style-name="P31" text:outline-level="3"><text:bookmark-start text:name="__RefHeading___Toc50449_1164764843"/>Campo di applicazione<text:bookmark-end text:name="__RefHeading___Toc50449_1164764843"/></text:h>
      <text:list xml:id="list744547524" text:style-name="EG_20_All_20_commi">
        <text:list-item text:start-value="1">
          <text:p text:style-name="P34">La presente regola tecnica verticale reca disposizioni di prevenzione incendi riguardanti attività di ufficio con oltre 300 <text:span text:style-name="T14">o</text:span><text:span text:style-name="T15">ccupanti</text:span>.</text:p>
        </text:list-item>
      </text:list>
      <text:list xml:id="list1893976930" text:style-name="EG_20_All_20_nota_20_auto">
        <text:list-item>
          <text:p text:style-name="EG_20_Nota"><text:span text:style-name="T63">I</text:span>nclude le aree destinate ad attività non strettamente riconducibili all’ufficio stesso, ma in ogni caso funzionali e compatibili con tale destinazione d’uso quali ad esempio: pubblici esercizi per la somministrazione di alimenti e bevande, agenzie di servizi, aree commerciali di modeste superfici con quantitativi di materiali combustibili non significativi, …</text:p>
        </text:list-item>
      </text:list>
      <text:h text:style-name="P29" text:outline-level="3"><text:bookmark-start text:name="__RefHeading___Toc50451_1164764843"/><text:span text:style-name="T68">C</text:span>lassificazioni<text:bookmark-end text:name="__RefHeading___Toc50451_1164764843"/></text:h>
      <text:list xml:id="list63712509459759" text:continue-list="list744547524" text:style-name="EG_20_All_20_commi">
        <text:list-item text:start-value="1">
          <text:p text:style-name="P39">Ai fini della presente regola tecnica, gli <text:span text:style-name="T11">uffici</text:span> sono classificati come segue:</text:p>
          <text:list>
            <text:list-item>
              <text:p text:style-name="P39">in relazione al numero de<text:span text:style-name="T59">gli</text:span><text:span text:style-name="Emphasis"> </text:span><text:span text:style-name="Emphasis"><text:span text:style-name="T24">occupanti </text:span></text:span>n:</text:p>
              <text:p text:style-name="P39"><text:span text:style-name="Strong_20_Emphasis">OA</text:span>: 300 &lt; n ≤ 500;</text:p>
              <text:p text:style-name="P39"><text:span text:style-name="Strong_20_Emphasis">OB</text:span>: 500 &lt; n ≤ 800;</text:p>
              <text:p text:style-name="P39"><text:span text:style-name="Strong_20_Emphasis">OC</text:span>: n &gt; 800.</text:p>
            </text:list-item>
            <text:list-item>
              <text:p text:style-name="P39"><text:span text:style-name="T38">in relazione</text:span> alla massima <text:span text:style-name="Emphasis">quota d</text:span><text:span text:style-name="Emphasis"><text:span text:style-name="T39">ei</text:span></text:span><text:span text:style-name="Emphasis"> piani</text:span> h:</text:p>
              <text:p text:style-name="P35"><text:span text:style-name="T41">H</text:span><text:span text:style-name="T23">A</text:span>: h ≤ <text:span text:style-name="T4">12</text:span> m;</text:p>
              <text:p text:style-name="P35"><text:span text:style-name="T40">H</text:span><text:span text:style-name="T23">B</text:span>: <text:span text:style-name="T38">12 m &lt;</text:span>h ≤ <text:span text:style-name="T4">2</text:span><text:span text:style-name="T19">4</text:span> m;</text:p>
              <text:p text:style-name="P35"><text:span text:style-name="T40">H</text:span><text:span text:style-name="T23">C</text:span>: <text:span text:style-name="T4">24</text:span><text:span text:style-name="T38"> m &lt;</text:span>h ≤ <text:span text:style-name="T4">3</text:span><text:span text:style-name="T19">2</text:span> m;</text:p>
              <text:p text:style-name="P35"><text:span text:style-name="T40">H</text:span><text:span text:style-name="T23">D</text:span>: <text:span text:style-name="T4">3</text:span><text:span text:style-name="T19">2</text:span><text:span text:style-name="T67"> m &lt;</text:span>h ≤ <text:span text:style-name="T4">54</text:span> m;</text:p>
              <text:p text:style-name="P35"><text:span text:style-name="T40">H</text:span><text:span text:style-name="T23">E</text:span>: <text:span text:style-name="T43">h &gt; </text:span><text:span text:style-name="T5">5</text:span><text:span text:style-name="T4">4</text:span><text:span text:style-name="T43"> m.</text:span></text:p>
            </text:list-item>
          </text:list>
        </text:list-item>
        <text:list-item>
          <text:p text:style-name="P39">Le aree dell’attività sono classificate come segue:</text:p>
          <text:p text:style-name="P39"><text:span text:style-name="T40">T</text:span><text:span text:style-name="T42">A</text:span>: locali destinati agli uffici e a spazi comuni;</text:p>
          <text:p text:style-name="P34"><text:span text:style-name="T40">T</text:span><text:span text:style-name="T21">M</text:span>: depositi o archivi di superficie lorda <text:span text:style-name="T13">&gt; </text:span>25 m<text:span text:style-name="EG_20_Apice">2</text:span> e carico di incendio specifico q<text:span text:style-name="EG_20_Pedice">f</text:span> &gt; 600 MJ/m<text:span text:style-name="EG_20_Apice">2</text:span>;</text:p>
          <text:p text:style-name="P39"><text:span text:style-name="T41">T</text:span><text:span text:style-name="T21">O</text:span>: locali con affollamento &gt; 100 persone;</text:p>
        </text:list-item>
      </text:list>
      <text:list xml:id="list63711821129803" text:continue-list="list1893976930" text:style-name="EG_20_All_20_nota_20_auto">
        <text:list-item>
          <text:p text:style-name="P27">Ad esempio: sale conferenza, sala riunione, mense, …</text:p>
        </text:list-item>
      </text:list>
      <text:list xml:id="list63712298098111" text:continue-list="list63712509459759" text:style-name="EG_20_All_20_commi">
        <text:list-header>
          <text:p text:style-name="P34"><text:span text:style-name="T40">T</text:span><text:span text:style-name="T22">K</text:span>: locali con carico di incendio specifico q<text:span text:style-name="EG_20_Pedice">f</text:span> &gt; 1200 MJ/m<text:span text:style-name="EG_20_Apice">2</text:span>;</text:p>
          <text:p text:style-name="P39"><text:span text:style-name="T40">TT</text:span>: locali in cui siano presenti quantità significative di apparecchiature elettriche ed elettroniche, locali tecnici rilevanti ai fini della sicurezza antincendio;</text:p>
        </text:list-header>
      </text:list>
      <text:list xml:id="list63712331787294" text:continue-list="list63711821129803" text:style-name="EG_20_All_20_nota_20_auto">
        <text:list-item>
          <text:p text:style-name="P27">Ad esempio: centri elaborazione dati, stamperie, cabine elettriche, …</text:p>
        </text:list-item>
      </text:list>
      <text:list xml:id="list63712254809372" text:continue-list="list63712298098111" text:style-name="EG_20_All_20_commi">
        <text:list-header>
          <text:p text:style-name="P39"><text:span text:style-name="T40">TZ</text:span>: altre aree.</text:p>
        </text:list-header>
        <text:list-item>
          <text:p text:style-name="P36">Sono considerate aree a rischio specifico (capitolo <text:reference-ref text:reference-format="chapter" text:ref-name="ch aree a rischio specifico">Errore: sorgente del riferimento non trovata</text:reference-ref>) almeno le seguenti aree: aree TK.</text:p>
        </text:list-item>
      </text:list>
      <text:h text:style-name="P30" text:outline-level="3"><text:bookmark-start text:name="__RefHeading___Toc50453_1164764843"/><text:span text:style-name="T68">V</text:span>alutazione del rischio di incendio<text:bookmark-end text:name="__RefHeading___Toc50453_1164764843"/></text:h>
      <text:list xml:id="list63712397460554" text:continue-list="list63712254809372" text:style-name="EG_20_All_20_commi">
        <text:list-item text:start-value="1">
          <text:p text:style-name="P36">La progettazione della sicurezza antincendio deve essere effettuata attuando la metodologia di cui al capitolo <text:reference-ref text:reference-format="chapter" text:ref-name="ch progettazione">Errore: sorgente del riferimento non trovata</text:reference-ref>.</text:p>
        </text:list-item>
        <text:list-item>
          <text:p text:style-name="P36">I <text:span text:style-name="T44">profili di rischio</text:span> sono determinati secondo la metodologia di cui al capitolo <text:reference-ref text:reference-format="chapter" text:ref-name="ch profili di rischio">Errore: sorgente del riferimento non trovata</text:reference-ref>.</text:p>
        </text:list-item>
      </text:list>
      <text:h text:style-name="P29" text:outline-level="3"><text:bookmark-start text:name="__RefHeading___Toc50455_1164764843"/><text:soft-page-break/><text:span text:style-name="T68">S</text:span>trategia antincendio<text:bookmark-end text:name="__RefHeading___Toc50455_1164764843"/></text:h>
      <text:list xml:id="list63713486350507" text:continue-list="list63712397460554" text:style-name="EG_20_All_20_commi">
        <text:list-item text:start-value="1">
          <text:p text:style-name="P40">Devono essere applicate <text:span text:style-name="T44">tutte</text:span> le misure antincendio della <text:span text:style-name="Emphasis">regola tecnica orizzontale</text:span> attribuendo i livelli di prestazione secondo i criteri in esse definiti, fermo restando quanto indicato al successivo <text:span text:style-name="T17">comma</text:span> 3.</text:p>
        </text:list-item>
        <text:list-item>
          <text:p text:style-name="P36">Devono essere applicate le prescrizioni del capitolo <text:reference-ref text:reference-format="chapter" text:ref-name="ch aree a rischio specifico">Errore: sorgente del riferimento non trovata</text:reference-ref><text:span text:style-name="T45"> in merito alle aree a rischio specifico e le prescrizioni delle altre </text:span><text:span text:style-name="Emphasis"><text:span text:style-name="T45">regole tecniche verticali</text:span></text:span><text:span text:style-name="T45">, ove pertinenti.</text:span></text:p>
        </text:list-item>
        <text:list-item>
          <text:p text:style-name="P39">Nei paragrafi che seguono sono riportate indicazioni complementari o sostitutive delle <text:span text:style-name="Emphasis">soluzioni conformi</text:span> previste dai corrispondenti livelli di prestazione della RTO.</text:p>
        </text:list-item>
      </text:list>
      <text:h text:style-name="P32" text:outline-level="4"><text:bookmark-start text:name="__RefHeading___Toc50457_1164764843"/><text:span text:style-name="T68">R</text:span>eazione al fuoco<text:bookmark-end text:name="__RefHeading___Toc50457_1164764843"/></text:h>
      <text:list xml:id="list63713634715980" text:continue-list="list63713486350507" text:style-name="EG_20_All_20_commi">
        <text:list-item text:start-value="1">
          <text:p text:style-name="P36">Nelle vie d’esodo verticali, <text:span text:style-name="Emphasis"><text:span text:style-name="T16">percorsi d’esodo</text:span></text:span> (es. corridoi, atri, <text:span text:style-name="T62">filtri,</text:span> …) <text:span text:style-name="T62">e </text:span><text:span text:style-name="Emphasis"><text:span text:style-name="T62">spazi calmi</text:span></text:span> devono essere impiegati materiali appartenenti almeno al gruppo GM2 di reazione al fuoco (<text:span text:style-name="T6">c</text:span>apitolo <text:reference-ref text:reference-format="chapter" text:ref-name="ch reazione al fuoco">Errore: sorgente del riferimento non trovata</text:reference-ref>).</text:p>
        </text:list-item>
        <text:list-item>
          <text:p text:style-name="P36"><text:span text:style-name="T45">Negli ambienti del </text:span><text:span text:style-name="T7">c</text:span><text:span text:style-name="T17">omma</text:span><text:span text:style-name="T8"> </text:span><text:span text:style-name="T45">1 è ammesso l’impiego di materiali appartenenti al gruppo GM3 di reazione al fuoco (capitolo </text:span><text:span text:style-name="T45"><text:reference-ref text:reference-format="chapter" text:ref-name="ch reazione al fuoco">Errore: sorgente del riferimento non trovata</text:reference-ref></text:span><text:span text:style-name="T45">) con l’incremento di un livello di prestazione delle misure richieste per il controllo dell’incendio (capitolo </text:span><text:span text:style-name="T45"><text:reference-ref text:reference-format="chapter" text:ref-name="ch controllo incendio">Errore: sorgente del riferimento non trovata</text:reference-ref></text:span><text:span text:style-name="T45">) e per la rivelazione ed allarme (capitolo </text:span><text:span text:style-name="T45"><text:reference-ref text:reference-format="chapter" text:ref-name="ch IRAI">Errore: sorgente del riferimento non trovata</text:reference-ref></text:span><text:span text:style-name="T45">).</text:span></text:p>
        </text:list-item>
      </text:list>
      <text:h text:style-name="P32" text:outline-level="4"><text:bookmark-start text:name="__RefHeading___Toc50459_1164764843"/><text:span text:style-name="T68">R</text:span>e<text:span text:style-name="T45">sistenza al fuoco</text:span><text:bookmark-end text:name="__RefHeading___Toc50459_1164764843"/></text:h>
      <text:list xml:id="list63711856052588" text:continue-list="list63713634715980" text:style-name="EG_20_All_20_commi">
        <text:list-item text:start-value="1">
          <text:p text:style-name="P36">La classe di resistenza al fuoco <text:span text:style-name="T46">dei compartimenti</text:span> (<text:span text:style-name="T47">c</text:span>apitolo <text:reference-ref text:reference-format="chapter" text:ref-name="ch resistenza al fuoco">Errore: sorgente del riferimento non trovata</text:reference-ref>) non può essere inferiore a quanto previsto in tabella <text:sequence-ref text:reference-format="value" text:ref-name="refTable0">V.4-1</text:sequence-ref>.</text:p>
        </text:list-item>
        <text:list-item>
          <text:p text:style-name="P36">Qualora l’attività occupi un unico piano a quota <text:span text:style-name="T3">≥ </text:span>-1 m e <text:span text:style-name="T10">&lt; </text:span>1 m, in opera da costruzione destinata esclusivamente a tale attività e compartimentata rispetto ad altre opere da costruzione, e tutte le <text:span text:style-name="T6">a</text:span>ree TA e TO dispongano di vie d’esodo che non attraversino altre <text:span text:style-name="T37">a</text:span>ree è ammessa la classe 15 di resistenza al fuoco (<text:span text:style-name="T6">c</text:span>apitolo <text:reference-ref text:reference-format="chapter" text:ref-name="ch resistenza al fuoco">Errore: sorgente del riferimento non trovata</text:reference-ref>).</text:p>
        </text:list-item>
      </text:list>
      <table:table table:name="Tabella1" table:style-name="Tabella1">
        <table:table-column table:style-name="Tabella1.A"/>
        <table:table-column table:style-name="Tabella1.B" table:number-columns-repeated="4"/>
        <table:table-column table:style-name="Tabella1.F"/>
        <table:table-row table:style-name="TableLine94511210559824">
          <table:table-cell table:style-name="Tabella1.A1" table:number-rows-spanned="2" office:value-type="string">
            <text:p text:style-name="Table_20_Heading">Compartimenti</text:p>
          </table:table-cell>
          <table:table-cell table:style-name="Tabella1.B1" table:number-columns-spanned="5" office:value-type="string">
            <text:p text:style-name="Table_20_Heading">A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511128537856">
          <table:covered-table-cell/>
          <table:table-cell table:style-name="Tabella1.B2" office:value-type="string">
            <text:p text:style-name="Table_20_Heading">HA</text:p>
          </table:table-cell>
          <table:table-cell table:style-name="Tabella1.B2" office:value-type="string">
            <text:p text:style-name="Table_20_Heading">H<text:span text:style-name="T26">B</text:span></text:p>
          </table:table-cell>
          <table:table-cell table:style-name="Tabella1.B2" office:value-type="string">
            <text:p text:style-name="Table_20_Heading">H<text:span text:style-name="T26">C</text:span></text:p>
          </table:table-cell>
          <table:table-cell table:style-name="Tabella1.B2" office:value-type="string">
            <text:p text:style-name="Table_20_Heading">H<text:span text:style-name="T26">D</text:span></text:p>
          </table:table-cell>
          <table:table-cell table:style-name="Tabella1.F2" office:value-type="string">
            <text:p text:style-name="Table_20_Heading">H<text:span text:style-name="T26">E</text:span></text:p>
          </table:table-cell>
        </table:table-row>
        <table:table-row table:style-name="TableLine94511128234640">
          <table:table-cell table:style-name="Tabella1.A3" office:value-type="string">
            <text:p text:style-name="Table_20_Contents">Fuori terra</text:p>
          </table:table-cell>
          <table:table-cell table:style-name="Tabella1.B3" office:value-type="string">
            <text:p text:style-name="Contenuto_20_tabella_20_centrato">30</text:p>
          </table:table-cell>
          <table:table-cell table:style-name="Tabella1.C3" table:number-columns-spanned="3" office:value-type="string">
            <text:p text:style-name="Contenuto_20_tabella_20_centrato">60</text:p>
          </table:table-cell>
          <table:covered-table-cell/>
          <table:covered-table-cell/>
          <table:table-cell table:style-name="Tabella1.F3" office:value-type="string">
            <text:p text:style-name="Contenuto_20_tabella_20_centrato">90</text:p>
          </table:table-cell>
        </table:table-row>
        <table:table-row table:style-name="TableLine94511130662784">
          <table:table-cell table:style-name="Tabella1.A4" office:value-type="string">
            <text:p text:style-name="Table_20_Contents">Interrati</text:p>
          </table:table-cell>
          <table:table-cell table:style-name="Tabella1.B4" table:number-columns-spanned="4" office:value-type="string">
            <text:p text:style-name="Contenuto_20_tabella_20_centrato">60</text:p>
          </table:table-cell>
          <table:covered-table-cell/>
          <table:covered-table-cell/>
          <table:covered-table-cell/>
          <table:table-cell table:style-name="Tabella1.F4" office:value-type="string">
            <text:p text:style-name="Contenuto_20_tabella_20_centrato">90</text:p>
          </table:table-cell>
        </table:table-row>
      </table:table>
      <text:p text:style-name="P10"><text:span text:style-name="T52">Tabella </text:span><text:span text:style-name="T52"><text:sequence text:ref-name="refTable0" text:name="Table" text:formula="ooow:Table+1" style:num-format="1">V.4-1</text:sequence></text:span><text:span text:style-name="T52">: Classe di resistenza la fuoco</text:span></text:p>
      <text:h text:style-name="P32" text:outline-level="4"><text:bookmark-start text:name="__RefHeading___Toc50461_1164764843"/><text:span text:style-name="T68">C</text:span>ompartimentazione<text:bookmark-end text:name="__RefHeading___Toc50461_1164764843"/></text:h>
      <text:list xml:id="list63711746774013" text:continue-list="list63711856052588" text:style-name="EG_20_All_20_commi">
        <text:list-item text:start-value="1">
          <text:p text:style-name="P39">Le aree di tipo TA, TO devono essere ubicate a quota di piano ≥ -5 m.</text:p>
        </text:list-item>
        <text:list-item>
          <text:p text:style-name="P36">Le aree di tipo TA e TO con controllo dell’incendio (capitolo <text:reference-ref text:reference-format="chapter" text:ref-name="ch controllo incendio">Errore: sorgente del riferimento non trovata</text:reference-ref>) di livello di prestazione IV e con vie di esodo verticali protette possono essere ubicate a quote ≥ -10 m.</text:p>
        </text:list-item>
        <text:list-item>
          <text:p text:style-name="P36">Le aree dell’attività devono avere le caratteristiche di compartimentazione (<text:span text:style-name="T48">c</text:span>apitolo <text:reference-ref text:reference-format="chapter" text:ref-name="ch compartimentazione">Errore: sorgente del riferimento non trovata</text:reference-ref>) previste in tabella <text:sequence-ref text:reference-format="value" text:ref-name="refTable1">V.4-2</text:sequence-ref>.</text:p>
        </text:list-item>
        <text:list-item>
          <text:p text:style-name="P36"><text:soft-page-break/>Gli uffici afferenti a responsabili dell’attività diversi possono essere ubicati all’interno dello stesso compartimento, avere comunicazioni dirette (capitolo <text:reference-ref text:reference-format="chapter" text:ref-name="ch compartimentazione">Errore: sorgente del riferimento non trovata</text:reference-ref>) e sistema d’esodo comune.</text:p>
        </text:list-item>
      </text:list>
      <table:table table:name="Tabella5" table:style-name="Tabella5">
        <table:table-column table:style-name="Tabella5.A"/>
        <table:table-column table:style-name="Tabella5.B" table:number-columns-repeated="4"/>
        <table:table-column table:style-name="Tabella5.F"/>
        <table:table-row table:style-name="TableLine94511073245312">
          <table:table-cell table:style-name="Tabella5.A1" table:number-rows-spanned="2" office:value-type="string">
            <text:p text:style-name="P18">Are<text:span text:style-name="T61">a</text:span></text:p>
          </table:table-cell>
          <table:table-cell table:style-name="Tabella5.B1" table:number-columns-spanned="5" office:value-type="string">
            <text:p text:style-name="P18"><text:span text:style-name="T26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511137233952">
          <table:covered-table-cell/>
          <table:table-cell table:style-name="Tabella5.B2" office:value-type="string">
            <text:p text:style-name="P15">HA</text:p>
          </table:table-cell>
          <table:table-cell table:style-name="Tabella5.B2" office:value-type="string">
            <text:p text:style-name="P18">H<text:span text:style-name="T26">B</text:span></text:p>
          </table:table-cell>
          <table:table-cell table:style-name="Tabella5.B2" office:value-type="string">
            <text:p text:style-name="P18">H<text:span text:style-name="T26">C</text:span></text:p>
          </table:table-cell>
          <table:table-cell table:style-name="Tabella5.B2" office:value-type="string">
            <text:p text:style-name="P18">H<text:span text:style-name="T26">D</text:span></text:p>
          </table:table-cell>
          <table:table-cell table:style-name="Tabella5.F2" office:value-type="string">
            <text:p text:style-name="P18">H<text:span text:style-name="T26">E</text:span></text:p>
          </table:table-cell>
        </table:table-row>
        <table:table-row table:style-name="TableLine94511092945904">
          <table:table-cell table:style-name="Tabella5.A3" office:value-type="string">
            <text:p text:style-name="Contenuto_20_tabella_20_centrato">TA</text:p>
          </table:table-cell>
          <table:table-cell table:style-name="Tabella5.B3" table:number-columns-spanned="5" office:value-type="string">
            <text:p text:style-name="Contenuto_20_tabella_20_centrato">Nessun requisito aggiuntivo</text:p>
          </table:table-cell>
          <table:covered-table-cell/>
          <table:covered-table-cell/>
          <table:covered-table-cell/>
          <table:covered-table-cell/>
        </table:table-row>
        <table:table-row table:style-name="TableLine94511122937056">
          <table:table-cell table:style-name="Tabella5.A4" office:value-type="string">
            <text:p text:style-name="Contenuto_20_tabella_20_centrato">TM, TO, TT</text:p>
          </table:table-cell>
          <table:table-cell table:style-name="Tabella5.B4" table:number-columns-spanned="5" office:value-type="string">
            <text:p text:style-name="Contenuto_20_tabella_20_centrato">Di tipo protetto</text:p>
          </table:table-cell>
          <table:covered-table-cell/>
          <table:covered-table-cell/>
          <table:covered-table-cell/>
          <table:covered-table-cell/>
        </table:table-row>
        <table:table-row table:style-name="TableLine94511120496576">
          <table:table-cell table:style-name="Tabella5.A5" office:value-type="string">
            <text:p text:style-name="Contenuto_20_tabella_20_centrato">TK</text:p>
          </table:table-cell>
          <table:table-cell table:style-name="Tabella5.B5" table:number-columns-spanned="2" office:value-type="string">
            <text:p text:style-name="Contenuto_20_tabella_20_centrato">Di tipo protetto [1]</text:p>
          </table:table-cell>
          <table:covered-table-cell/>
          <table:table-cell table:style-name="Tabella5.D5" table:number-columns-spanned="3" office:value-type="string">
            <text:p text:style-name="Contenuto_20_tabella_20_centrato">Il resto dell’attività deve essere<text:line-break/>a prova di fumo proveniente dall’area TK</text:p>
          </table:table-cell>
          <table:covered-table-cell/>
          <table:covered-table-cell/>
        </table:table-row>
        <table:table-row table:style-name="TableLine94511127696512">
          <table:table-cell table:style-name="Tabella5.A6" office:value-type="string">
            <text:p text:style-name="Contenuto_20_tabella_20_centrato">TZ</text:p>
          </table:table-cell>
          <table:table-cell table:style-name="Tabella5.B6" table:number-columns-spanned="5" office:value-type="string">
            <text:p text:style-name="Contenuto_20_tabella_20_centrato">Secondo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Line94511223616768">
          <table:table-cell table:style-name="Tabella5.A7" table:number-columns-spanned="6" office:value-type="string">
            <text:p text:style-name="Contenuto_20_tabella_20_lungo">[1] Di tipo protetto, se ubicate a quota ≥ -5 m; in caso l’area TK sia ubicata a quota &lt; -5 m, il resto dell’attività deve essere a prova di fumo proveniente dall’area TK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49">Tabella </text:span><text:span text:style-name="T49"><text:sequence text:ref-name="refTable1" text:name="Table" text:formula="ooow:Table+1" style:num-format="1">V.4-2</text:sequence></text:span><text:span text:style-name="T49">: Compartimentazione</text:span></text:p>
      <text:h text:style-name="P33" text:outline-level="4"><text:bookmark-start text:name="__RefHeading___Toc50463_1164764843"/><text:span text:style-name="T68">G</text:span>estione della sicurezza antincendio<text:bookmark-end text:name="__RefHeading___Toc50463_1164764843"/></text:h>
      <text:list xml:id="list63713590566810" text:continue-list="list63711746774013" text:style-name="EG_20_All_20_commi">
        <text:list-item text:start-value="1">
          <text:p text:style-name="P36"><text:span text:style-name="T20">Per gli uffici non aperti al pubblico afferenti a responsabili dell’attività diversi, con sistema di esodo comune, deve essere previsto l’incremento di un livello di prestazione della misura gestionale della sicurezza antincendio (capitolo </text:span><text:span text:style-name="T20"><text:reference-ref text:reference-format="chapter" text:ref-name="ch gestione sicurezza">Errore: sorgente del riferimento non trovata</text:reference-ref></text:span><text:span text:style-name="T20">).</text:span></text:p>
        </text:list-item>
      </text:list>
      <text:h text:style-name="P32" text:outline-level="4"><text:bookmark-start text:name="__RefHeading___Toc50465_1164764843"/><text:span text:style-name="T68">C</text:span>ontrollo dell’incendio<text:bookmark-end text:name="__RefHeading___Toc50465_1164764843"/></text:h>
      <text:list xml:id="list63713395015557" text:continue-list="list63713590566810" text:style-name="EG_20_All_20_commi">
        <text:list-item text:start-value="1">
          <text:p text:style-name="P36"><text:span text:style-name="T50">Le aree dell’attività devono essere dotate di misure di controllo dell’incendio (capitolo </text:span><text:span text:style-name="T50"><text:reference-ref text:reference-format="chapter" text:ref-name="ch controllo incendio">Errore: sorgente del riferimento non trovata</text:reference-ref></text:span><text:span text:style-name="T50">) secondo i livelli di prestazione previsti in tabella </text:span><text:span text:style-name="T50"><text:sequence-ref text:reference-format="value" text:ref-name="refTable2">V.4-3</text:sequence-ref></text:span><text:span text:style-name="T50">.</text:span></text:p>
        </text:list-item>
        <text:list-item>
          <text:p text:style-name="P37"><text:span text:style-name="T54">Ai fini della eventuale applicazione della norma UNI 10779, devono essere adottati i parametri riportati in tabella </text:span><text:span text:style-name="T54"><text:sequence-ref text:reference-format="value" text:ref-name="refTable3">V.4-4</text:sequence-ref></text:span><text:span text:style-name="T64">.</text:span></text:p>
        </text:list-item>
        <text:list-item>
          <text:p text:style-name="P38"><text:span text:style-name="T50">Per la progettazione dell’eventuale impianto automatico di controllo o estinzione dell’incendio di tipo sprinkler secondo norma UNI EN 12845 devono essere adottati i parametri riportati in tabella </text:span><text:span text:style-name="T50"><text:sequence-ref text:reference-format="value" text:ref-name="refTable4">V.4-5</text:sequence-ref></text:span><text:span text:style-name="T50">.</text:span></text:p>
        </text:list-item>
      </text:list>
      <table:table table:name="Tabella6" table:style-name="Tabella6">
        <table:table-column table:style-name="Tabella6.A"/>
        <table:table-column table:style-name="Tabella6.B" table:number-columns-repeated="4"/>
        <table:table-column table:style-name="Tabella6.F"/>
        <table:table-row table:style-name="TableLine94511079161856">
          <table:table-cell table:style-name="Tabella6.A1" table:number-rows-spanned="2" office:value-type="string">
            <text:p text:style-name="P18">Are<text:span text:style-name="T61">a</text:span></text:p>
          </table:table-cell>
          <table:table-cell table:style-name="Tabella6.B1" table:number-columns-spanned="5" office:value-type="string">
            <text:p text:style-name="P16"><text:span text:style-name="T60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511121403552">
          <table:covered-table-cell/>
          <table:table-cell table:style-name="Tabella6.B2" office:value-type="string">
            <text:p text:style-name="P16"><text:span text:style-name="T27">H</text:span><text:span text:style-name="T25">A</text:span></text:p>
          </table:table-cell>
          <table:table-cell table:style-name="Tabella6.B2" office:value-type="string">
            <text:p text:style-name="P16">HB</text:p>
          </table:table-cell>
          <table:table-cell table:style-name="Tabella6.B2" office:value-type="string">
            <text:p text:style-name="P16">HC</text:p>
          </table:table-cell>
          <table:table-cell table:style-name="Tabella6.B2" office:value-type="string">
            <text:p text:style-name="P16">HD</text:p>
          </table:table-cell>
          <table:table-cell table:style-name="Tabella6.F2" office:value-type="string">
            <text:p text:style-name="P16">HE</text:p>
          </table:table-cell>
        </table:table-row>
        <table:table-row table:style-name="TableLine94511220624016">
          <table:table-cell table:style-name="Tabella6.A4" office:value-type="string">
            <text:p text:style-name="Contenuto_20_tabella_20_centrato">T<text:span text:style-name="T48">A, TM, TO, TT</text:span></text:p>
          </table:table-cell>
          <table:table-cell table:style-name="Tabella6.B3" office:value-type="string">
            <text:p text:style-name="Contenuto_20_tabella_20_centrato">II</text:p>
          </table:table-cell>
          <table:table-cell table:style-name="Tabella6.C3" table:number-columns-spanned="4" office:value-type="string">
            <text:p text:style-name="Contenuto_20_tabella_20_centrato">III</text:p>
          </table:table-cell>
          <table:covered-table-cell/>
          <table:covered-table-cell/>
          <table:covered-table-cell/>
        </table:table-row>
        <table:table-row table:style-name="TableLine94511093765472">
          <table:table-cell table:style-name="Tabella6.A4" office:value-type="string">
            <text:p text:style-name="Contenuto_20_tabella_20_centrato">T<text:span text:style-name="T48">K</text:span></text:p>
          </table:table-cell>
          <table:table-cell table:style-name="Tabella6.B4" table:number-columns-spanned="2" office:value-type="string">
            <text:p text:style-name="Contenuto_20_tabella_20_centrato">III [1]</text:p>
          </table:table-cell>
          <table:covered-table-cell/>
          <table:table-cell table:style-name="Tabella6.D4" table:number-columns-spanned="3" office:value-type="string">
            <text:p text:style-name="Contenuto_20_tabella_20_centrato">IV</text:p>
          </table:table-cell>
          <table:covered-table-cell/>
          <table:covered-table-cell/>
        </table:table-row>
        <table:table-row table:style-name="TableLine94511135338960">
          <table:table-cell table:style-name="Tabella6.A5" office:value-type="string">
            <text:p text:style-name="Contenuto_20_tabella_20_centrato">TZ</text:p>
          </table:table-cell>
          <table:table-cell table:style-name="Tabella6.B5" table:number-columns-spanned="5" office:value-type="string">
            <text:p text:style-name="Contenuto_20_tabella_20_centrato">Secondo le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Line94511119888224">
          <table:table-cell table:style-name="Tabella6.A6" table:number-columns-spanned="6" office:value-type="string">
            <text:p text:style-name="P14"><text:span text:style-name="T51">[1] Livello di prestazione IV qualora ubicati a quota </text:span><text:span text:style-name="T35">&lt; </text:span><text:span text:style-name="T51">-10 m o di superficie &gt; 50 m</text:span><text:span text:style-name="EG_20_Apice"><text:span text:style-name="T36">2</text:span></text:span><text:span text:style-name="T51">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52">Tabella </text:span><text:span text:style-name="T52"><text:sequence text:ref-name="refTable2" text:name="Table" text:formula="ooow:Table+1" style:num-format="1">V.4-3</text:sequence></text:span>: Livell<text:span text:style-name="T1">i</text:span> di prestazione per controllo <text:span text:style-name="T53">dell’incendio</text:span></text:p>
      <table:table table:name="Tabella4" table:style-name="Tabella4">
        <table:table-column table:style-name="Tabella4.A" table:number-columns-repeated="3"/>
        <table:table-column table:style-name="Tabella4.D"/>
        <table:table-row table:style-name="TableLine94511102408128">
          <table:table-cell table:style-name="Tabella4.A1" office:value-type="string">
            <text:p text:style-name="P20">Attività</text:p>
          </table:table-cell>
          <table:table-cell table:style-name="Tabella4.A1" office:value-type="string">
            <text:p text:style-name="P18">Livello di pericolosità</text:p>
          </table:table-cell>
          <table:table-cell table:style-name="Tabella4.A1" office:value-type="string">
            <text:p text:style-name="P18">Protezione esterna</text:p>
          </table:table-cell>
          <table:table-cell table:style-name="Tabella4.D1" office:value-type="string">
            <text:p text:style-name="P18"><text:span text:style-name="T31">A</text:span>limentazione idrica</text:p>
          </table:table-cell>
        </table:table-row>
        <table:table-row table:style-name="TableLine94511189671952">
          <table:table-cell table:style-name="Tabella4.A2" office:value-type="string">
            <text:p text:style-name="P7">OA</text:p>
          </table:table-cell>
          <table:table-cell table:style-name="Tabella4.B2" office:value-type="string">
            <text:p text:style-name="P9">1</text:p>
          </table:table-cell>
          <table:table-cell table:style-name="Tabella4.C2" office:value-type="string">
            <text:p text:style-name="P9">Non <text:span text:style-name="T55">richiesta</text:span></text:p>
          </table:table-cell>
          <table:table-cell table:style-name="Tabella4.D2" office:value-type="string">
            <text:p text:style-name="P9">Singola <text:span text:style-name="T56">[</text:span><text:span text:style-name="T34">3</text:span><text:span text:style-name="T56">]</text:span></text:p>
          </table:table-cell>
        </table:table-row>
        <table:table-row table:style-name="TableLine94511131676432">
          <table:table-cell table:style-name="Tabella4.A4" office:value-type="string">
            <text:p text:style-name="P6">O<text:span text:style-name="T51">B</text:span></text:p>
          </table:table-cell>
          <table:table-cell table:style-name="Tabella4.B4" office:value-type="string">
            <text:p text:style-name="P9">2 <text:span text:style-name="T51">[2]</text:span></text:p>
          </table:table-cell>
          <table:table-cell table:style-name="Tabella4.C4" office:value-type="string">
            <text:p text:style-name="P9">Sì</text:p>
          </table:table-cell>
          <table:table-cell table:style-name="Tabella4.D4" office:value-type="string">
            <text:p text:style-name="P9">Singola</text:p>
          </table:table-cell>
        </table:table-row>
        <table:table-row table:style-name="TableLine94511133444976">
          <table:table-cell table:style-name="Tabella4.A4" office:value-type="string">
            <text:p text:style-name="P7">OC</text:p>
          </table:table-cell>
          <table:table-cell table:style-name="Tabella4.B4" office:value-type="string">
            <text:p text:style-name="P7">3 [2]</text:p>
          </table:table-cell>
          <table:table-cell table:style-name="Tabella4.C4" office:value-type="string">
            <text:p text:style-name="P7">Sì [1]</text:p>
          </table:table-cell>
          <table:table-cell table:style-name="Tabella4.D4" office:value-type="string">
            <text:p text:style-name="P9">Singola superiore</text:p>
          </table:table-cell>
        </table:table-row>
        <table:table-row table:style-name="TableLine94511123407184">
          <table:table-cell table:style-name="Tabella4.A5" table:number-columns-spanned="4" office:value-type="string">
            <text:p text:style-name="P11">[1] Non richiesta per attività classificate HA.</text:p>
            <text:p text:style-name="P11">[2] Per le eventuali aree TK presenti nella attività classificate HA, è richiesto almeno il livello di pericolosità 1.</text:p>
            <text:p text:style-name="P13">[<text:span text:style-name="T51">3</text:span>] È consentita <text:span text:style-name="T44">alimentazione promiscua</text:span> secondo UNI 10779.</text:p>
          </table:table-cell>
          <table:covered-table-cell/>
          <table:covered-table-cell/>
          <table:covered-table-cell/>
        </table:table-row>
      </table:table>
      <text:p text:style-name="P4"><text:span text:style-name="T52">Tabella </text:span><text:span text:style-name="T52"><text:sequence text:ref-name="refTable3" text:name="Table" text:formula="ooow:Table+1" style:num-format="1">V.4-4</text:sequence></text:span><text:span text:style-name="T52">: Parametri progettuali per rete idranti secondo UNI 10779 e caratteristiche minime alimentazione idrica UNI EN 12845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Line94511204759840">
          <table:table-cell table:style-name="Table1.A1" office:value-type="string">
            <text:p text:style-name="P19"><text:span text:style-name="T28">A</text:span><text:span text:style-name="T29">re</text:span><text:span text:style-name="T33">a</text:span></text:p>
          </table:table-cell>
          <table:table-cell table:style-name="Table1.B1" office:value-type="string">
            <text:p text:style-name="P18"><text:span text:style-name="T32">A</text:span>limentazione idrica</text:p>
          </table:table-cell>
        </table:table-row>
        <table:table-row table:style-name="Table1.2">
          <table:table-cell table:style-name="Table1.A2" office:value-type="string">
            <text:p text:style-name="P8">TK</text:p>
          </table:table-cell>
          <table:table-cell table:style-name="Table1.B2" office:value-type="string">
            <text:p text:style-name="P9">Singola <text:span text:style-name="T56">superiore [</text:span><text:span text:style-name="T34">1</text:span><text:span text:style-name="T56">]</text:span></text:p>
          </table:table-cell>
        </table:table-row>
        <table:table-row table:style-name="Table1.2">
          <table:table-cell table:style-name="Table1.A3" table:number-columns-spanned="2" office:value-type="string">
            <text:p text:style-name="P12">[1] Per le eventuali aree TK inserite in attività OA, OB, alimentazione idrica di tipo singolo.</text:p>
          </table:table-cell>
          <table:covered-table-cell/>
        </table:table-row>
      </table:table>
      <text:p text:style-name="P5"><text:span text:style-name="T52">Tabella </text:span><text:span text:style-name="T52"><text:sequence text:ref-name="refTable4" text:name="Table" text:formula="ooow:Table+1" style:num-format="1">V.4-5</text:sequence></text:span><text:span text:style-name="T50">: Parametri progettuali impianto sprinkler e caratteristiche minime alimentazione idrica secondo UNI EN 12845</text:span></text:p>
      <text:h text:style-name="P32" text:outline-level="4"><text:bookmark-start text:name="__RefHeading___Toc50467_1164764843"/><text:span text:style-name="T68">R</text:span>ivelazione ed allarme<text:bookmark-end text:name="__RefHeading___Toc50467_1164764843"/></text:h>
      <text:list xml:id="list63712334206221" text:continue-list="list63713395015557" text:style-name="EG_20_All_20_commi">
        <text:list-item text:start-value="1">
          <text:p text:style-name="P36"><text:span text:style-name="T56">L</text:span>’attività <text:span text:style-name="T18">deve</text:span> essere dotat<text:span text:style-name="T65">a</text:span> di misure di rivelazione ed allarme (<text:span text:style-name="T9">c</text:span>apitolo <text:reference-ref text:reference-format="chapter" text:ref-name="ch IRAI">Errore: sorgente del riferimento non trovata</text:reference-ref>) secondo i livelli di prestazione di cui alla tabella <text:sequence-ref text:reference-format="value" text:ref-name="refTable5">V.4-6</text:sequence-ref>.</text:p>
        </text:list-item>
        <text:list-item>
          <text:p text:style-name="P41">Per il livello di prestazione IV deve essere previsto il sistema EVAC esteso almeno alle aree TA <text:span text:style-name="T66">e TO</text:span>.</text:p>
        </text:list-item>
      </text:list>
      <table:table table:name="Tabella3" table:style-name="Tabella3">
        <table:table-column table:style-name="Tabella3.A"/>
        <table:table-column table:style-name="Tabella3.B" table:number-columns-repeated="4"/>
        <table:table-column table:style-name="Tabella3.F"/>
        <table:table-row table:style-name="TableLine94511166476656">
          <table:table-cell table:style-name="Tabella3.A1" table:number-rows-spanned="2" office:value-type="string">
            <text:p text:style-name="P21">Attività</text:p>
          </table:table-cell>
          <table:table-cell table:style-name="Tabella3.B1" table:number-columns-spanned="5" office:value-type="string">
            <text:p text:style-name="P18"><text:span text:style-name="T60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511116810720">
          <table:covered-table-cell/>
          <table:table-cell table:style-name="Tabella3.B2" office:value-type="string">
            <text:p text:style-name="P18">H<text:span text:style-name="T30">A</text:span></text:p>
          </table:table-cell>
          <table:table-cell table:style-name="Tabella3.B2" office:value-type="string">
            <text:p text:style-name="P17">HB</text:p>
          </table:table-cell>
          <table:table-cell table:style-name="Tabella3.B2" office:value-type="string">
            <text:p text:style-name="P17">HC</text:p>
          </table:table-cell>
          <table:table-cell table:style-name="Tabella3.B2" office:value-type="string">
            <text:p text:style-name="P17">HD</text:p>
          </table:table-cell>
          <table:table-cell table:style-name="Tabella3.F2" office:value-type="string">
            <text:p text:style-name="P17">HE</text:p>
          </table:table-cell>
        </table:table-row>
        <table:table-row table:style-name="TableLine94511116192304">
          <table:table-cell table:style-name="Tabella3.A4" office:value-type="string">
            <text:p text:style-name="Contenuto_20_tabella_20_centrato">OA</text:p>
          </table:table-cell>
          <table:table-cell table:style-name="Tabella3.B3" office:value-type="string">
            <text:p text:style-name="Contenuto_20_tabella_20_centrato">II [1]</text:p>
          </table:table-cell>
          <table:table-cell table:style-name="Tabella3.C3" table:number-columns-spanned="2" office:value-type="string">
            <text:p text:style-name="Contenuto_20_tabella_20_centrato">II [1] [2]</text:p>
          </table:table-cell>
          <table:covered-table-cell/>
          <table:table-cell table:style-name="Tabella3.E3" office:value-type="string">
            <text:p text:style-name="Contenuto_20_tabella_20_centrato">III [2]</text:p>
          </table:table-cell>
          <table:table-cell table:style-name="Tabella3.F3" office:value-type="string">
            <text:p text:style-name="Contenuto_20_tabella_20_centrato">IV</text:p>
          </table:table-cell>
        </table:table-row>
        <table:table-row table:style-name="Tabella3.4">
          <table:table-cell table:style-name="Tabella3.A4" office:value-type="string">
            <text:p text:style-name="Contenuto_20_tabella_20_centrato">OB</text:p>
          </table:table-cell>
          <table:table-cell table:style-name="Tabella3.B4" table:number-columns-spanned="2" office:value-type="string">
            <text:p text:style-name="Contenuto_20_tabella_20_centrato">II [1] [2]</text:p>
          </table:table-cell>
          <table:covered-table-cell/>
          <table:table-cell table:style-name="Tabella3.D4" office:value-type="string">
            <text:p text:style-name="Contenuto_20_tabella_20_centrato">III [2]</text:p>
          </table:table-cell>
          <table:table-cell table:style-name="Tabella3.E4" table:number-columns-spanned="2" office:value-type="string">
            <text:p text:style-name="Contenuto_20_tabella_20_centrato">IV</text:p>
          </table:table-cell>
          <table:covered-table-cell/>
        </table:table-row>
        <table:table-row table:style-name="TableLine94511225704848">
          <table:table-cell table:style-name="Tabella3.A5" office:value-type="string">
            <text:p text:style-name="Contenuto_20_tabella_20_centrato">OC</text:p>
          </table:table-cell>
          <table:table-cell table:style-name="Tabella3.B5" table:number-columns-spanned="2" office:value-type="string">
            <text:p text:style-name="Contenuto_20_tabella_20_centrato">III [2]</text:p>
          </table:table-cell>
          <table:covered-table-cell/>
          <table:table-cell table:style-name="Tabella3.D5" table:number-columns-spanned="3" office:value-type="string">
            <text:p text:style-name="Contenuto_20_tabella_20_centrato">IV</text:p>
          </table:table-cell>
          <table:covered-table-cell/>
          <table:covered-table-cell/>
        </table:table-row>
        <table:table-row table:style-name="TableLine94511143977088">
          <table:table-cell table:style-name="Tabella3.A6" table:number-columns-spanned="6" office:value-type="string">
            <text:p text:style-name="P23">[1] Se presenti, le aree TM, TK, TT devono essere sorvegliate da rilevazione automatica d’incendio (funzione A, capitolo <text:reference-ref text:reference-format="chapter" text:ref-name="ch IRAI">Errore: sorgente del riferimento non trovata</text:reference-ref>).</text:p>
            <text:p text:style-name="Contenuto_20_tabella_20_lungo">[2] Incremento di un livello di prestazione per attività aperte al pubblico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57">Tabella </text:span><text:span text:style-name="T57"><text:sequence text:ref-name="refTable5" text:name="Table" text:formula="ooow:Table+1" style:num-format="1">V.4-6</text:sequence></text:span><text:span text:style-name="T57">: Livell</text:span><text:span text:style-name="T2">i</text:span><text:span text:style-name="T57"> di prestazione per rivelazione ed allarme</text:span></text:p>
      <text:h text:style-name="P32" text:outline-level="4"><text:bookmark-start text:name="__RefHeading___Toc50469_1164764843"/><text:span text:style-name="T68">S</text:span>icurezza degli impianti tecnologici e di servizio<text:bookmark-end text:name="__RefHeading___Toc50469_1164764843"/></text:h>
      <text:list xml:id="list63712126094460" text:continue-list="list63712334206221" text:style-name="EG_20_All_20_commi">
        <text:list-item text:start-value="1">
          <text:p text:style-name="P34"><text:span text:style-name="T58">I gas refrigeranti negli impianti di climatizzazione e condizionamento (capitolo </text:span><text:span text:style-name="T58"><text:reference-ref text:reference-format="chapter" text:ref-name="ch sicurezza impianti">Errore: sorgente del riferimento non trovata</text:reference-ref></text:span><text:span text:style-name="T58">) inseriti in aree TA </text:span><text:span text:style-name="T12">o</text:span><text:span text:style-name="T58"> TO devono essere classificati A1 o A2L secondo ISO 817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4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4</text:chapter><text:s/><text:chapter text:display="name" text:outline-level="2">Uffici</text:chapter><text:tab/>Pagina <text:chapter text:display="plain-number" text:outline-level="2">V.4</text:chapter>-<text:page-number text:select-page="current">5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Uffici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3H33M32S</meta:editing-duration>
    <meta:editing-cycles>80</meta:editing-cycles>
    <meta:generator>LibreOffice/7.0.5.2$Linux_X86_64 LibreOffice_project/00$Build-2</meta:generator>
    <dc:title>modello_codicepi_14</dc:title>
    <meta:initial-creator>Emanuele Gissi</meta:initial-creator>
    <dc:date>2021-04-13T06:37:11.420541390</dc:date>
    <meta:document-statistic meta:table-count="6" meta:image-count="0" meta:object-count="0" meta:page-count="6" meta:paragraph-count="166" meta:word-count="1304" meta:character-count="8223" meta:non-whitespace-character-count="7126"/>
    <meta:template xlink:type="simple" xlink:actuate="onRequest" xlink:title="modello_codicepi_14" xlink:href="../../../../../../Modelli/modello_codicepi_14.ott" meta:date="2019-06-11T19:42:58.853340625"/>
  </office:meta>
</office:document-meta>
</file>